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2.293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גיליון1">
      <style:table-properties table:display="true" style:writing-mode="rl-tb"/>
    </style:style>
    <style:style style:name="ta2" style:family="table" style:master-page-name="PageStyle_5f_גיליון2">
      <style:table-properties table:display="true" style:writing-mode="rl-tb"/>
    </style:style>
    <style:style style:name="ta3" style:family="table" style:master-page-name="PageStyle_5f_גיליון3">
      <style:table-properties table:display="true" style:writing-mode="rl-tb"/>
    </style:style>
    <number:number-style style:name="N5001" number:language="de" number:country="DE">
      <number:number number:decimal-places="0" number:min-integer-digits="1"/>
    </number:number-style>
    <number:percentage-style style:name="N5011" number:language="de" number:country="DE">
      <number:number number:decimal-places="2" number:min-integer-digits="1"/>
      <number:text>%</number:text>
    </number:percentage-style>
    <style:style style:name="ce1" style:family="table-cell" style:parent-style-name="Default" style:data-style-name="N5001">
      <style:table-cell-properties style:rotation-align="none"/>
    </style:style>
    <style:style style:name="ce2" style:family="table-cell" style:parent-style-name="Default" style:data-style-name="N5011">
      <style:table-cell-properties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גיליון1" table:style-name="ta1" table:print="false"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17"/>
          <table:table-cell office:value-type="string">
            <text:p>On graphene</text:p>
          </table:table-cell>
          <table:table-cell/>
          <table:table-cell office:value-type="string">
            <text:p>0.6% 6-28</text:p>
          </table:table-cell>
          <table:table-cell table:style-name="ce2" office:value-type="percentage" office:value="0.005">
            <text:p>0,50%</text:p>
          </table:table-cell>
          <table:table-cell table:style-name="ce2" office:value-type="percentage" office:value="0.004">
            <text:p>0,40%</text:p>
          </table:table-cell>
          <table:table-cell table:style-name="ce2" office:value-type="percentage" office:value="0.003">
            <text:p>0,30%</text:p>
          </table:table-cell>
          <table:table-cell table:style-name="ce2" office:value-type="string">
            <text:p>0.2% 7-01</text:p>
          </table:table-cell>
          <table:table-cell office:value-type="string">
            <text:p>0.1% 7-01</text:p>
          </table:table-cell>
          <table:table-cell table:style-name="ce2" office:value-type="string">
            <text:p>0.1% 6-28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float" office:value="204.15">
            <text:p>204,15</text:p>
          </table:table-cell>
          <table:table-cell/>
          <table:table-cell office:value-type="float" office:value="189.63">
            <text:p>189,63</text:p>
          </table:table-cell>
          <table:table-cell office:value-type="float" office:value="294.3">
            <text:p>294,3</text:p>
          </table:table-cell>
          <table:table-cell office:value-type="float" office:value="161.61">
            <text:p>161,61</text:p>
          </table:table-cell>
          <table:table-cell office:value-type="float" office:value="166.99">
            <text:p>166,99</text:p>
          </table:table-cell>
          <table:table-cell office:value-type="float" office:value="219.44">
            <text:p>219,44</text:p>
          </table:table-cell>
          <table:table-cell office:value-type="float" office:value="247.32">
            <text:p>247,32</text:p>
          </table:table-cell>
          <table:table-cell office:value-type="float" office:value="189.41">
            <text:p>189,41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float" office:value="220.08">
            <text:p>220,08</text:p>
          </table:table-cell>
          <table:table-cell/>
          <table:table-cell office:value-type="float" office:value="133.08">
            <text:p>133,08</text:p>
          </table:table-cell>
          <table:table-cell office:value-type="float" office:value="229.14">
            <text:p>229,14</text:p>
          </table:table-cell>
          <table:table-cell office:value-type="float" office:value="137.46">
            <text:p>137,46</text:p>
          </table:table-cell>
          <table:table-cell office:value-type="float" office:value="175.21">
            <text:p>175,21</text:p>
          </table:table-cell>
          <table:table-cell office:value-type="float" office:value="253.42">
            <text:p>253,42</text:p>
          </table:table-cell>
          <table:table-cell office:value-type="float" office:value="255.64">
            <text:p>255,64</text:p>
          </table:table-cell>
          <table:table-cell office:value-type="float" office:value="187.62">
            <text:p>187,62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float" office:value="116.88">
            <text:p>116,88</text:p>
          </table:table-cell>
          <table:table-cell/>
          <table:table-cell office:value-type="float" office:value="147.96">
            <text:p>147,96</text:p>
          </table:table-cell>
          <table:table-cell office:value-type="float" office:value="227.71">
            <text:p>227,71</text:p>
          </table:table-cell>
          <table:table-cell office:value-type="float" office:value="136.4">
            <text:p>136,4</text:p>
          </table:table-cell>
          <table:table-cell office:value-type="float" office:value="171.03">
            <text:p>171,03</text:p>
          </table:table-cell>
          <table:table-cell office:value-type="float" office:value="201.93">
            <text:p>201,93</text:p>
          </table:table-cell>
          <table:table-cell office:value-type="float" office:value="272.64">
            <text:p>272,64</text:p>
          </table:table-cell>
          <table:table-cell office:value-type="float" office:value="215.93">
            <text:p>215,9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float" office:value="153.43">
            <text:p>153,43</text:p>
          </table:table-cell>
          <table:table-cell/>
          <table:table-cell office:value-type="float" office:value="152.07">
            <text:p>152,07</text:p>
          </table:table-cell>
          <table:table-cell office:value-type="float" office:value="154.16">
            <text:p>154,16</text:p>
          </table:table-cell>
          <table:table-cell office:value-type="float" office:value="153.65">
            <text:p>153,65</text:p>
          </table:table-cell>
          <table:table-cell office:value-type="float" office:value="163.82">
            <text:p>163,82</text:p>
          </table:table-cell>
          <table:table-cell office:value-type="float" office:value="222.61">
            <text:p>222,61</text:p>
          </table:table-cell>
          <table:table-cell office:value-type="float" office:value="274.81">
            <text:p>274,81</text:p>
          </table:table-cell>
          <table:table-cell office:value-type="float" office:value="212.62">
            <text:p>212,62</text:p>
          </table:table-cell>
          <table:table-cell table:number-columns-repeated="998"/>
        </table:table-row>
        <table:table-row table:style-name="ro1">
          <table:table-cell table:number-columns-repeated="20"/>
          <table:table-cell office:value-type="float" office:value="169.96">
            <text:p>169,96</text:p>
          </table:table-cell>
          <table:table-cell office:value-type="float" office:value="142.48">
            <text:p>142,48</text:p>
          </table:table-cell>
          <table:table-cell office:value-type="float" office:value="168.91">
            <text:p>168,91</text:p>
          </table:table-cell>
          <table:table-cell/>
          <table:table-cell office:value-type="float" office:value="231.23">
            <text:p>231,23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float" office:value="162.46">
            <text:p>162,46</text:p>
          </table:table-cell>
          <table:table-cell table:number-columns-repeated="3"/>
          <table:table-cell office:value-type="float" office:value="236.65">
            <text:p>236,65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float" office:value="220.54">
            <text:p>220,54</text:p>
          </table:table-cell>
          <table:table-cell table:number-columns-repeated="999"/>
        </table:table-row>
        <table:table-row table:style-name="ro2">
          <table:table-cell table:number-columns-repeated="17"/>
          <table:table-cell table:style-name="ce1" table:formula="of:=AVERAGE([.R2:.R5])" office:value-type="float" office:value="173.635">
            <text:p>174</text:p>
          </table:table-cell>
          <table:table-cell table:style-name="ce1" table:formula="of:=AVERAGE([.S2:.S5])" office:value-type="float" office:value="0">
            <text:p>#DIV/0!</text:p>
          </table:table-cell>
          <table:table-cell table:style-name="ce1" table:formula="of:=AVERAGE([.T2:.T5])" office:value-type="float" office:value="155.685">
            <text:p>156</text:p>
          </table:table-cell>
          <table:table-cell table:style-name="ce1" table:formula="of:=AVERAGE([.U2:.U5])" office:value-type="float" office:value="226.3275">
            <text:p>226</text:p>
          </table:table-cell>
          <table:table-cell table:style-name="ce1" table:formula="of:=AVERAGE([.V2:.V5])" office:value-type="float" office:value="147.28">
            <text:p>147</text:p>
          </table:table-cell>
          <table:table-cell table:style-name="ce1" table:formula="of:=AVERAGE([.W2:.W5])" office:value-type="float" office:value="169.2625">
            <text:p>169</text:p>
          </table:table-cell>
          <table:table-cell table:style-name="ce1" table:formula="of:=AVERAGE([.X2:.X5])" office:value-type="float" office:value="224.35">
            <text:p>224</text:p>
          </table:table-cell>
          <table:table-cell table:style-name="ce1" table:formula="of:=AVERAGE([.Y2:.Y5])" office:value-type="float" office:value="262.6025">
            <text:p>263</text:p>
          </table:table-cell>
          <table:table-cell table:style-name="ce1" table:formula="of:=AVERAGE([.Z2:.Z5])" office:value-type="float" office:value="201.395">
            <text:p>201</text:p>
          </table:table-cell>
          <table:table-cell office:value-type="string">
            <text:p>av</text:p>
          </table:table-cell>
          <table:table-cell table:number-columns-repeated="997"/>
        </table:table-row>
        <table:table-row table:style-name="ro2">
          <table:table-cell table:number-columns-repeated="17"/>
          <table:table-cell table:style-name="ce1" table:formula="of:=STDEV([.R2:.R5])" office:value-type="float" office:value="47.320451181281">
            <text:p>47</text:p>
          </table:table-cell>
          <table:table-cell table:style-name="ce1" table:formula="of:=STDEV([.S2:.S5])" office:value-type="float" office:value="0">
            <text:p>#DIV/0!</text:p>
          </table:table-cell>
          <table:table-cell table:style-name="ce1" table:formula="of:=STDEV([.T2:.T5])" office:value-type="float" office:value="24.0554422116909">
            <text:p>24</text:p>
          </table:table-cell>
          <table:table-cell table:style-name="ce1" table:formula="of:=STDEV([.U2:.U5])" office:value-type="float" office:value="57.2661338983755">
            <text:p>57</text:p>
          </table:table-cell>
          <table:table-cell table:style-name="ce1" table:formula="of:=STDEV([.V2:.V5])" office:value-type="float" office:value="12.3926402890318">
            <text:p>12</text:p>
          </table:table-cell>
          <table:table-cell table:style-name="ce1" table:formula="of:=STDEV([.W2:.W5])" office:value-type="float" office:value="4.94239736025613">
            <text:p>5</text:p>
          </table:table-cell>
          <table:table-cell table:style-name="ce1" table:formula="of:=STDEV([.X2:.X5])" office:value-type="float" office:value="21.4076076820056">
            <text:p>21</text:p>
          </table:table-cell>
          <table:table-cell table:style-name="ce1" table:formula="of:=STDEV([.Y2:.Y5])" office:value-type="float" office:value="13.3142239102898">
            <text:p>13</text:p>
          </table:table-cell>
          <table:table-cell table:style-name="ce1" table:formula="of:=STDEV([.Z2:.Z5])" office:value-type="float" office:value="14.9516743766933">
            <text:p>15</text:p>
          </table:table-cell>
          <table:table-cell office:value-type="string">
            <text:p>std dev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4"/>
          <table:table-cell table:style-name="ce1" table:formula="of:=AVERAGE([.Y2:.Z8])" office:value-type="float" office:value="231.31">
            <text:p>231</text:p>
          </table:table-cell>
          <table:table-cell table:number-columns-repeated="999"/>
        </table:table-row>
        <table:table-row table:style-name="ro1">
          <table:table-cell table:number-columns-repeated="24"/>
          <table:table-cell table:style-name="ce1" table:formula="of:=STDEV([.Y2:.Z8])" office:value-type="float" office:value="29.7380049767969">
            <text:p>30</text:p>
          </table:table-cell>
          <table:table-cell table:number-columns-repeated="999"/>
        </table:table-row>
        <table:table-row table:style-name="ro1">
          <table:table-cell table:number-columns-repeated="25"/>
          <table:table-cell table:formula="of:=PI()/LN(2)" office:value-type="float" office:value="4.53236014182719">
            <text:p>4,5323601418</text:p>
          </table:table-cell>
          <table:table-cell office:value-type="string">
            <text:p>pi/ln2</text:p>
          </table:table-cell>
          <table:table-cell table:number-columns-repeated="997"/>
        </table:table-row>
        <table:table-row table:style-name="ro2">
          <table:table-cell table:number-columns-repeated="19"/>
          <table:table-cell office:value-type="float" office:value="0.389">
            <text:p>0,389</text:p>
          </table:table-cell>
          <table:table-cell office:value-type="float" office:value="0.291">
            <text:p>0,291</text:p>
          </table:table-cell>
          <table:table-cell office:value-type="float" office:value="0.249">
            <text:p>0,249</text:p>
          </table:table-cell>
          <table:table-cell office:value-type="float" office:value="0.308">
            <text:p>0,308</text:p>
          </table:table-cell>
          <table:table-cell office:value-type="float" office:value="0.257">
            <text:p>0,257</text:p>
          </table:table-cell>
          <table:table-cell office:value-type="float" office:value="0.27">
            <text:p>0,27</text:p>
          </table:table-cell>
          <table:table-cell/>
          <table:table-cell office:value-type="string">
            <text:p>av res</text:p>
          </table:table-cell>
          <table:table-cell table:number-columns-repeated="997"/>
        </table:table-row>
        <table:table-row table:style-name="ro2">
          <table:table-cell table:number-columns-repeated="19"/>
          <table:table-cell office:value-type="float" office:value="0.08">
            <text:p>0,08</text:p>
          </table:table-cell>
          <table:table-cell office:value-type="float" office:value="0.009">
            <text:p>0,009</text:p>
          </table:table-cell>
          <table:table-cell office:value-type="float" office:value="0.04">
            <text:p>0,04</text:p>
          </table:table-cell>
          <table:table-cell office:value-type="float" office:value="0.05">
            <text:p>0,05</text:p>
          </table:table-cell>
          <table:table-cell office:value-type="float" office:value="0.06">
            <text:p>0,06</text:p>
          </table:table-cell>
          <table:table-cell office:value-type="float" office:value="0.02">
            <text:p>0,02</text:p>
          </table:table-cell>
          <table:table-cell/>
          <table:table-cell office:value-type="string">
            <text:p>std dev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9"/>
          <table:table-cell table:formula="of:=[.$Z$14]*[.T9]*[.T15]" office:value-type="float" office:value="274.486370096663">
            <text:p>274,4863700967</text:p>
          </table:table-cell>
          <table:table-cell table:formula="of:=[.$Z$14]*[.U9]*[.U15]" office:value-type="float" office:value="298.507142339824">
            <text:p>298,5071423398</text:p>
          </table:table-cell>
          <table:table-cell table:formula="of:=[.$Z$14]*[.V9]*[.V15]" office:value-type="float" office:value="166.213974420389">
            <text:p>166,2139744204</text:p>
          </table:table-cell>
          <table:table-cell table:formula="of:=[.$Z$14]*[.W9]*[.W15]" office:value-type="float" office:value="236.284851419856">
            <text:p>236,2848514199</text:p>
          </table:table-cell>
          <table:table-cell table:formula="of:=[.$Z$14]*[.X9]*[.X15]" office:value-type="float" office:value="261.326594439465">
            <text:p>261,3265944395</text:p>
          </table:table-cell>
          <table:table-cell table:formula="of:=[.$Z$14]*[.Y9]*[.Y15]" office:value-type="float" office:value="321.356458118927">
            <text:p>321,3564581189</text:p>
          </table:table-cell>
          <table:table-cell table:formula="of:=[.$Z$14]*[.Z9]*[.Z15]" office:value-type="float" office:value="0">
            <text:p>0</text:p>
          </table:table-cell>
          <table:table-cell office:value-type="string">
            <text:p>resistivity</text:p>
          </table:table-cell>
          <table:table-cell table:number-columns-repeated="997"/>
        </table:table-row>
        <table:table-row table:style-name="ro2">
          <table:table-cell table:number-columns-repeated="19"/>
          <table:table-cell table:formula="of:=[.T19]*SQRT(([.T16]/[.T15])^2+([.T10]/[.T9])^2)" office:value-type="float" office:value="70.6068547934324">
            <text:p>70,6068547934</text:p>
          </table:table-cell>
          <table:table-cell table:formula="of:=[.U19]*SQRT(([.U16]/[.U15])^2+([.U10]/[.U9])^2)" office:value-type="float" office:value="76.091413347962">
            <text:p>76,091413348</text:p>
          </table:table-cell>
          <table:table-cell table:formula="of:=[.V19]*SQRT(([.V16]/[.V15])^2+([.V10]/[.V9])^2)" office:value-type="float" office:value="30.1421366678013">
            <text:p>30,1421366678</text:p>
          </table:table-cell>
          <table:table-cell table:formula="of:=[.W19]*SQRT(([.W16]/[.W15])^2+([.W10]/[.W9])^2)" office:value-type="float" office:value="38.9734892912835">
            <text:p>38,9734892913</text:p>
          </table:table-cell>
          <table:table-cell table:formula="of:=[.X19]*SQRT(([.X16]/[.X15])^2+([.X10]/[.X9])^2)" office:value-type="float" office:value="65.9092799486885">
            <text:p>65,9092799487</text:p>
          </table:table-cell>
          <table:table-cell table:formula="of:=[.Y19]*SQRT(([.Y16]/[.Y15])^2+([.Y10]/[.Y9])^2)" office:value-type="float" office:value="28.8462228061122">
            <text:p>28,8462228061</text:p>
          </table:table-cell>
          <table:table-cell/>
          <table:table-cell office:value-type="string">
            <text:p>dev</text:p>
          </table:table-cell>
          <table:table-cell table:number-columns-repeated="99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גיליון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גיליון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5000" number:language="de" number:country="DE">
      <number:number number:min-integer-digits="1"/>
    </number:number-style>
    <number:number-style style:name="N5106P0" style:volatile="true" number:language="de" number:country="DE">
      <number:number number:decimal-places="0" number:min-integer-digits="1" number:grouping="true"/>
      <number:text> €</number:text>
    </number:number-style>
    <number:number-style style:name="N5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2" number:min-integer-digits="1" number:grouping="true"/>
      <number:text> €</number:text>
    </number:number-style>
    <number:number-style style:name="N5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de" number:country="DE">
      <number:number number:decimal-places="2" number:min-integer-digits="1" number:grouping="true"/>
      <number:text> €</number:text>
    </number:number-style>
    <number:number-style style:name="N5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date-style style:name="N5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1" number:language="de" number:country="DE">
      <number:day number:style="long"/>
      <number:text>. </number:text>
      <number:month number:textual="true"/>
    </number:date-style>
    <number:date-style style:name="N5112" number:language="de" number:country="DE">
      <number:month number:textual="true"/>
      <number:text> </number:text>
      <number:year/>
    </number:date-style>
    <number:time-style style:name="N5113" number:language="de" number:country="DE">
      <number:hours/>
      <number:text>:</number:text>
      <number:minutes number:style="long"/>
      <number:text> </number:text>
      <number:am-pm/>
    </number:time-style>
    <number:time-style style:name="N5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0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5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0P2" style:volatile="true" number:language="de" number:country="DE">
      <number:text> -    </number:text>
    </number:number-style>
    <number:text-style style:name="N5120" number:language="de" number:country="DE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5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21P2" style:volatile="true" number:language="de" number:country="DE">
      <number:text> - € </number:text>
    </number:number-style>
    <number:text-style style:name="N5121" number:language="de" number:country="DE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5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22" number:language="de" number:country="DE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5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23" number:language="de" number:country="DE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de" number:country="DE">
      <number:minutes number:style="long"/>
      <number:text>:</number:text>
      <number:seconds number:style="long"/>
    </number:time-style>
    <number:time-style style:name="N5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de" number:country="DE">
      <number:minutes number:style="long"/>
      <number:text>:</number:text>
      <number:seconds number:style="long" number:decimal-places="1"/>
    </number:time-style>
    <number:number-style style:name="N5127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4">04.07.2012</text:date>, <text:time>18:04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גיליון1" style:display-name="PageStyle_גיליון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גיליון2" style:display-name="PageStyle_גיליון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גיליון3" style:display-name="PageStyle_גיליון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04T18:04:31</dc:date>
    <dc:creator>timo </dc:creator>
    <meta:generator>OpenOffice.org/3.2$Linux OpenOffice.org_project/320m19$Build-9505</meta:generator>
    <meta:editing-duration>PT00H20M49S</meta:editing-duration>
    <meta:editing-cycles>1</meta:editing-cycles>
    <meta:document-statistic meta:table-count="3" meta:cell-count="101" meta:object-count="0"/>
  </office:meta>
</office:document-meta>
</file>